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0f9681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6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fa9e5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 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4">LTS-Release:<text:tab/>2014.06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4.12</text:span></text:p>
      <text:p text:style-name="P1">Betriebssystem:<text:tab/>Windows, Unix, Linux, Mac OS X</text:p>
      <text:p text:style-name="P5">Systemanforderung:<text:tab/>Web Application Server: Apache Tomcat, Jetty oder <text:span text:style-name="T13">andere Servlet-Engine</text:span><text:line-break/>Datenbank: <text:span text:style-name="T17">PostgreSQL, </text:span>MySQL, Oracle, HSQLDB (ist enthalten), IBM DB2, <text:s/>oder eine andere relationale Datenbank<text:line-break/>Java <text:span text:style-name="T11">7</text:span> SDK, Apache Ant, <text:span text:style-name="T13">Maven,</text:span> SVN-Client <text:line-break/><text:span text:style-name="T13">Solr-Server</text:span></text:p>
      <text:p text:style-name="P2">Download:<text:tab/><text:span text:style-name="T15">http://mycore.de/download/</text:span></text:p>
      <text:p text:style-name="P3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6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fa9e5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1-29T15:48:30.438000000</dc:date>
    <meta:editing-duration>PT17H7M14S</meta:editing-duration>
    <meta:editing-cycles>46</meta:editing-cycles>
    <meta:generator>LibreOffice/4.2.0.4$Windows_x86 LibreOffice_project/05dceb5d363845f2cf968344d7adab8dcfb2ba71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299" meta:character-count="2597" meta:non-whitespace-character-count="2301"/>
    <meta:user-defined meta:name="Info 1"/>
    <meta:user-defined meta:name="Info 2"/>
    <meta:user-defined meta:name="Info 3"/>
    <meta:user-defined meta:name="Info 4"/>
  </office:meta>
</office:document-meta>
</file>